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aseCrypto.getDefaultX509Alia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eCrypto.getAliasForX509Cert( Certificate cer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BaseCrypto.loadCertificate( InputStream i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BaseCrypto.getCertificateData( boolean reverse , X509Certificate [ ] cert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BaseCrypto.setProvider( String provi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eCrypto.validateCertPath( X509Certificate [ ] certs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5">
            <text:p text:style-name="Table_20_Contents">5</text:p>
          </table:table-cell>
          <table:table-cell office:value-type="float" office:value="48">
            <text:p text:style-name="Table_20_Contents">48</text:p>
          </table:table-cell>
        </table:table-row>
        <table:table-row>
          <table:table-cell office:value-type="string">
            <text:p text:style-name="Table_20_Contents">BaseCrypto.getAliasForX509Cert( String issuer , BigInteger serialNumber , boolean useSerialNumber )</text:p>
          </table:table-cell>
          <table:table-cell office:value-type="float" office:value="8">
            <text:p text:style-name="Table_20_Contents">8</text:p>
          </table:table-cell>
          <table:table-cell office:value-type="float" office:value="6">
            <text:p text:style-name="Table_20_Contents">6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BaseCrypto.getProvi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eCrypto.getCertificates( String alias )</text:p>
          </table:table-cell>
          <table:table-cell office:value-type="float" office:value="7">
            <text:p text:style-name="Table_20_Contents">7</text:p>
          </table:table-cell>
          <table:table-cell office:value-type="float" office:value="5">
            <text:p text:style-name="Table_20_Contents">5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BaseCrypto.getX509Certificates( byte [ ] data , boolean revers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BaseCrypto.getAliasForX509Cert( byte [ ] skiByte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BaseCrypto.getAliasesForDN( String subjectDN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BaseCrypto.setDefaultX509Alias( String defaultX509Alia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eCrypto.getCertificateFactory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BaseCrypto.getKeySto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eCrypto.getSKIBytesFromCert( X509Certificate cer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BaseCrypto.getAliasForX509Cert( String issuer , BigInteger serialNumb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eCrypto.getAliasForX509Cert( String issu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eCrypto.getCertificateChainOrCertificate( String alia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BaseCrypto.getAliasForX509CertThumb( byte [ ] thumb )</text:p>
          </table:table-cell>
          <table:table-cell office:value-type="float" office:value="7">
            <text:p text:style-name="Table_20_Contents">7</text:p>
          </table:table-cell>
          <table:table-cell office:value-type="float" office:value="2">
            <text:p text:style-name="Table_20_Contents">2</text:p>
          </table:table-cell>
          <table:table-cell office:value-type="float" office:value="34">
            <text:p text:style-name="Table_20_Contents">34</text:p>
          </table:table-cell>
        </table:table-row>
        <table:table-row>
          <table:table-cell office:value-type="string">
            <text:p text:style-name="Table_20_Contents">BaseCrypto.splitAndTrim( String inString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